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style:min-row-height="0.2313in" fo:background-color="transparent" fo:keep-together="auto">
        <style:background-image/>
      </style:table-row-properties>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A6"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7"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963b77" officeooo:paragraph-rsid="02963b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9839aa" officeooo:paragraph-rsid="029839a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291cadc" officeooo:paragraph-rsid="029b1626"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995f18" officeooo:paragraph-rsid="02995f18"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9b1626"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8"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9"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1" fo:font-size="12pt" officeooo:rsid="0284edb3" officeooo:paragraph-rsid="0291cadc"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36" style:family="paragraph" style:parent-style-name="Standard">
      <style:paragraph-properties fo:line-height="115%"/>
      <style:text-properties style:font-name="FreeSans1" fo:font-size="15pt" fo:letter-spacing="0.0138in" officeooo:rsid="029f1bfd" officeooo:paragraph-rsid="029f1bfd" style:font-size-asian="13.1000003814697pt" style:font-size-complex="15pt"/>
    </style:style>
    <style:style style:name="P37"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38"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48"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51"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5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200%" fo:text-align="center" style:justify-single-word="false"/>
      <style:text-properties fo:letter-spacing="0.0138in" officeooo:rsid="0017e0f6" officeooo:paragraph-rsid="0066a7cb"/>
    </style:style>
    <style:style style:name="P55" style:family="paragraph" style:parent-style-name="Standard">
      <style:paragraph-properties fo:line-height="150%"/>
      <style:text-properties officeooo:paragraph-rsid="013272d8"/>
    </style:style>
    <style:style style:name="P56" style:family="paragraph" style:parent-style-name="Standard">
      <style:paragraph-properties fo:line-height="150%" fo:text-align="justify" style:justify-single-word="false"/>
      <style:text-properties officeooo:paragraph-rsid="029b6d4a"/>
    </style:style>
    <style:style style:name="P57" style:family="paragraph" style:parent-style-name="Standard">
      <style:paragraph-properties fo:line-height="130%" fo:text-align="end" style:justify-single-word="false"/>
      <style:text-properties officeooo:paragraph-rsid="0066a7cb"/>
    </style:style>
    <style:style style:name="P58" style:family="paragraph" style:parent-style-name="Standard">
      <style:paragraph-properties fo:line-height="115%"/>
      <style:text-properties officeooo:paragraph-rsid="0233d695"/>
    </style:style>
    <style:style style:name="P59"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60"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1"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64"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65"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6"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7" style:family="paragraph" style:parent-style-name="Default">
      <style:paragraph-properties fo:line-height="115%"/>
      <style:text-properties officeooo:paragraph-rsid="0057b88c"/>
    </style:style>
    <style:style style:name="P68"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9"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70" style:family="paragraph" style:parent-style-name="Default">
      <style:paragraph-properties fo:line-height="115%" fo:text-align="justify" style:justify-single-word="false"/>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71" style:family="paragraph" style:parent-style-name="Standard" style:list-style-name="L1">
      <style:paragraph-properties fo:line-height="115%"/>
      <style:text-properties officeooo:paragraph-rsid="0284292e"/>
    </style:style>
    <style:style style:name="P72" style:family="paragraph" style:parent-style-name="Standard" style:list-style-name="L5">
      <style:paragraph-properties fo:line-height="150%"/>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73" style:family="paragraph" style:parent-style-name="Standard">
      <style:paragraph-properties fo:line-height="115%" fo:text-align="justify" style:justify-single-word="false"/>
      <style:text-properties style:font-name="FreeSans1" fo:font-size="14pt" fo:letter-spacing="0.0138in" officeooo:rsid="006d64d7" officeooo:paragraph-rsid="006d64d7" style:font-size-asian="14pt" style:font-size-complex="14pt"/>
    </style:style>
    <style:style style:name="P74"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75"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76"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77"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78" style:family="paragraph">
      <loext:graphic-properties draw:fill-color="#2c3756"/>
    </style:style>
    <style:style style:name="P79"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0"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84292e"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291cadc" style:font-size-asian="14pt" style:font-weight-asian="normal" style:font-size-complex="14pt" style:font-weight-complex="normal"/>
    </style:style>
    <style:style style:name="T16" style:family="text">
      <style:text-properties style:use-window-font-color="true" style:font-name="FreeSans1" fo:font-size="14pt" fo:letter-spacing="0.0138in" fo:font-weight="normal" officeooo:rsid="0293cba5" style:font-size-asian="14pt" style:font-weight-asian="normal" style:font-size-complex="14pt" style:font-weight-complex="normal"/>
    </style:style>
    <style:style style:name="T17" style:family="text">
      <style:text-properties style:use-window-font-color="true" style:font-name="FreeSans1" fo:font-size="14pt" fo:letter-spacing="0.0138in" fo:font-weight="normal" officeooo:rsid="029b1626" style:font-size-asian="14pt" style:font-weight-asian="normal" style:font-size-complex="14pt" style:font-weight-complex="normal"/>
    </style:style>
    <style:style style:name="T18" style:family="text">
      <style:text-properties style:use-window-font-color="true" style:font-name="FreeSans1" fo:font-size="14pt" fo:letter-spacing="0.0138in" fo:font-weight="normal" officeooo:rsid="029b6d4a" style:font-size-asian="14pt" style:font-weight-asian="normal" style:font-size-complex="14pt" style:font-weight-complex="normal"/>
    </style:style>
    <style:style style:name="T19" style:family="text">
      <style:text-properties style:use-window-font-color="true" style:font-name="FreeSans1" fo:font-size="14pt" fo:letter-spacing="0.0138in" fo:font-weight="normal" officeooo:rsid="029bd7b4" style:font-size-asian="14pt" style:font-weight-asian="normal" style:font-size-complex="14pt" style:font-weight-complex="normal"/>
    </style:style>
    <style:style style:name="T20" style:family="text">
      <style:text-properties style:use-window-font-color="true" style:font-name="FreeSans1" fo:font-size="14pt" fo:letter-spacing="0.0138in" fo:font-weight="normal" officeooo:rsid="029e1638" style:font-size-asian="14pt" style:font-weight-asian="normal" style:font-size-complex="14pt" style:font-weight-complex="normal"/>
    </style:style>
    <style:style style:name="T21"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22"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23"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4" style:family="text">
      <style:text-properties style:use-window-font-color="true" style:font-name="FreeSans1" fo:font-size="14pt" fo:letter-spacing="0.0138in" fo:font-style="normal" fo:font-weight="normal" officeooo:rsid="02952227" style:font-size-asian="14pt" style:font-style-asian="normal" style:font-weight-asian="normal" style:font-size-complex="14pt" style:font-style-complex="normal" style:font-weight-complex="normal"/>
    </style:style>
    <style:style style:name="T25" style:family="text">
      <style:text-properties style:use-window-font-color="true" style:font-name="FreeSans1" fo:font-size="14pt" fo:letter-spacing="0.0138in" fo:font-style="normal" fo:font-weight="normal" officeooo:rsid="029b6d4a" style:font-size-asian="14pt" style:font-style-asian="normal" style:font-weight-asian="normal" style:font-size-complex="14pt" style:font-style-complex="normal" style:font-weight-complex="normal"/>
    </style:style>
    <style:style style:name="T26" style:family="text">
      <style:text-properties style:use-window-font-color="true" style:font-name="FreeSans1" fo:font-size="14pt" fo:letter-spacing="0.0138in" fo:font-style="normal" fo:font-weight="normal" officeooo:rsid="029f1bfd" style:font-size-asian="14pt" style:font-style-asian="normal" style:font-weight-asian="normal" style:font-size-complex="14pt" style:font-style-complex="normal" style:font-weight-complex="normal"/>
    </style:style>
    <style:style style:name="T27"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8" style:family="text">
      <style:text-properties style:use-window-font-color="true" style:text-position="super 58%" officeooo:rsid="00f30495"/>
    </style:style>
    <style:style style:name="T29" style:family="text">
      <style:text-properties style:use-window-font-color="true" style:text-position="0% 100%"/>
    </style:style>
    <style:style style:name="T30" style:family="text">
      <style:text-properties style:use-window-font-color="true" style:text-position="0% 100%" officeooo:rsid="00f30495"/>
    </style:style>
    <style:style style:name="T31" style:family="text">
      <style:text-properties style:use-window-font-color="true" style:text-position="0% 100%" officeooo:rsid="00f31a41"/>
    </style:style>
    <style:style style:name="T32" style:family="text">
      <style:text-properties style:use-window-font-color="true" style:text-position="0% 100%" officeooo:rsid="00f4fbe0"/>
    </style:style>
    <style:style style:name="T33" style:family="text">
      <style:text-properties style:use-window-font-color="true" style:text-position="0% 100%" officeooo:rsid="00f5fb1a"/>
    </style:style>
    <style:style style:name="T34" style:family="text">
      <style:text-properties style:use-window-font-color="true" style:text-position="0% 100%" officeooo:rsid="00fe3a74"/>
    </style:style>
    <style:style style:name="T35" style:family="text">
      <style:text-properties style:use-window-font-color="true" style:text-position="0% 100%" officeooo:rsid="010020a8"/>
    </style:style>
    <style:style style:name="T36" style:family="text">
      <style:text-properties style:use-window-font-color="true" style:text-position="0% 100%" officeooo:rsid="01018069"/>
    </style:style>
    <style:style style:name="T37" style:family="text">
      <style:text-properties style:use-window-font-color="true" style:text-position="0% 100%" officeooo:rsid="01065bc6"/>
    </style:style>
    <style:style style:name="T38" style:family="text">
      <style:text-properties style:use-window-font-color="true" style:text-position="0% 100%" officeooo:rsid="0107e43f"/>
    </style:style>
    <style:style style:name="T39" style:family="text">
      <style:text-properties style:use-window-font-color="true" style:text-position="0% 100%" officeooo:rsid="01098425"/>
    </style:style>
    <style:style style:name="T40" style:family="text">
      <style:text-properties style:use-window-font-color="true" style:text-position="0% 100%" officeooo:rsid="010a657f"/>
    </style:style>
    <style:style style:name="T41" style:family="text">
      <style:text-properties style:use-window-font-color="true" style:text-position="0% 100%" officeooo:rsid="0110eddf"/>
    </style:style>
    <style:style style:name="T42" style:family="text">
      <style:text-properties style:use-window-font-color="true" style:text-position="0% 100%" officeooo:rsid="007a0b5a"/>
    </style:style>
    <style:style style:name="T43" style:family="text">
      <style:text-properties style:use-window-font-color="true" style:text-position="0% 100%" officeooo:rsid="007fadf1"/>
    </style:style>
    <style:style style:name="T44" style:family="text">
      <style:text-properties style:use-window-font-color="true" style:text-position="0% 100%" style:font-name="FreeSans1" fo:font-size="12pt" fo:font-weight="normal" officeooo:rsid="0291cadc" style:font-size-asian="12pt" style:font-weight-asian="normal" style:font-size-complex="12pt" style:font-weight-complex="normal"/>
    </style:style>
    <style:style style:name="T45"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46"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68b0c7"/>
    </style:style>
    <style:style style:name="T49" style:family="text">
      <style:text-properties officeooo:rsid="006f7973"/>
    </style:style>
    <style:style style:name="T50" style:family="text">
      <style:text-properties officeooo:rsid="00b9f5d7"/>
    </style:style>
    <style:style style:name="T51" style:family="text">
      <style:text-properties officeooo:rsid="00bb7015"/>
    </style:style>
    <style:style style:name="T52" style:family="text">
      <style:text-properties fo:color="#405e01" style:text-position="super 58%" officeooo:rsid="00f30495"/>
    </style:style>
    <style:style style:name="T53" style:family="text">
      <style:text-properties fo:color="#405e01" style:text-position="super 58%" officeooo:rsid="010a657f"/>
    </style:style>
    <style:style style:name="T54" style:family="text">
      <style:text-properties fo:color="#2c3756" fo:font-style="italic" style:font-style-asian="italic" style:font-style-complex="italic"/>
    </style:style>
    <style:style style:name="T55" style:family="text">
      <style:text-properties fo:color="#2c3756" fo:font-style="italic" officeooo:rsid="00532285" style:font-style-asian="italic" style:font-style-complex="italic"/>
    </style:style>
    <style:style style:name="T56"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7"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8" style:family="text">
      <style:text-properties fo:color="#2c3756" style:text-outline="true" style:font-name="Lora" fo:font-size="18pt" fo:letter-spacing="0.0417in" fo:font-style="italic" fo:text-shadow="none" fo:font-weight="bold" officeooo:rsid="029f7426" style:font-size-asian="18pt" style:font-style-asian="italic" style:font-weight-asian="bold" style:font-size-complex="18pt" style:font-style-complex="italic" style:font-weight-complex="bold"/>
    </style:style>
    <style:style style:name="T5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60"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61" style:family="text">
      <style:text-properties fo:color="#2c3756" style:text-outline="true" style:font-name="Lora" fo:font-size="18pt" fo:letter-spacing="0.0417in" fo:font-style="normal" fo:text-shadow="none" fo:font-weight="bold" officeooo:rsid="0290905b" style:font-size-asian="18pt" style:font-style-asian="normal" style:font-weight-asian="bold" style:font-size-complex="18pt" style:font-style-complex="normal" style:font-weight-complex="bold"/>
    </style:style>
    <style:style style:name="T62" style:family="text">
      <style:text-properties fo:color="#2c3756" style:text-outline="true" style:font-name="Lora" fo:font-size="18pt" fo:letter-spacing="0.0417in" fo:font-style="normal" fo:text-shadow="none" fo:font-weight="bold" officeooo:rsid="029f7426" style:font-size-asian="18pt" style:font-style-asian="normal" style:font-weight-asian="bold" style:font-size-complex="18pt" style:font-style-complex="normal" style:font-weight-complex="bold"/>
    </style:style>
    <style:style style:name="T63" style:family="text">
      <style:text-properties officeooo:rsid="022a252b"/>
    </style:style>
    <style:style style:name="T64" style:family="text">
      <style:text-properties officeooo:rsid="0173b39a"/>
    </style:style>
    <style:style style:name="T65" style:family="text">
      <style:text-properties officeooo:rsid="006c620d"/>
    </style:style>
    <style:style style:name="T66" style:family="text">
      <style:text-properties officeooo:rsid="00532285"/>
    </style:style>
    <style:style style:name="T67" style:family="text">
      <style:text-properties officeooo:rsid="025cfde2"/>
    </style:style>
    <style:style style:name="T68" style:family="text">
      <style:text-properties style:font-name="FreeSans1" fo:font-size="15pt" fo:letter-spacing="0.0138in" officeooo:rsid="0284292e" style:font-size-asian="13.1000003814697pt" style:font-size-complex="15pt"/>
    </style:style>
    <style:style style:name="T69" style:family="text">
      <style:text-properties style:font-name="FreeSans1" fo:font-size="15pt" fo:letter-spacing="0.0138in" officeooo:rsid="0233d695" style:font-size-asian="13.1000003814697pt" style:font-size-complex="15pt"/>
    </style:style>
    <style:style style:name="T70" style:family="text">
      <style:text-properties style:font-name="FreeSans1" fo:font-size="15pt" fo:letter-spacing="0.0138in" officeooo:rsid="0291cadc" style:font-size-asian="13.1000003814697pt" style:font-size-complex="15pt"/>
    </style:style>
    <style:style style:name="T71" style:family="text">
      <style:text-properties style:font-name="FreeSans1" fo:font-size="12pt" fo:font-weight="normal" officeooo:rsid="0284edb3" style:font-size-asian="12pt" style:font-weight-asian="normal" style:font-size-complex="12pt" style:font-weight-complex="normal"/>
    </style:style>
    <style:style style:name="T72" style:family="text">
      <style:text-properties style:font-name="FreeSans1" fo:font-size="12pt" fo:font-weight="normal" officeooo:rsid="0291cadc" style:font-size-asian="12pt" style:font-weight-asian="normal" style:font-size-complex="12pt" style:font-weight-complex="normal"/>
    </style:style>
    <style:style style:name="T73" style:family="text">
      <style:text-properties style:font-name="FreeSans1" fo:font-size="12pt" fo:font-weight="normal" officeooo:rsid="0291d597" style:font-size-asian="12pt" style:font-weight-asian="normal" style:font-size-complex="12pt" style:font-weight-complex="normal"/>
    </style:style>
    <style:style style:name="T74" style:family="text">
      <style:text-properties style:font-name="FreeSans1" fo:font-size="12pt" fo:font-weight="normal" officeooo:rsid="0293cba5" style:font-size-asian="12pt" style:font-weight-asian="normal" style:font-size-complex="12pt" style:font-weight-complex="normal"/>
    </style:style>
    <style:style style:name="T75" style:family="text">
      <style:text-properties officeooo:rsid="0291cadc"/>
    </style:style>
    <style:style style:name="T76" style:family="text">
      <style:text-properties officeooo:rsid="028a7b4e"/>
    </style:style>
    <style:style style:name="T77" style:family="text">
      <style:text-properties officeooo:rsid="028be744"/>
    </style:style>
    <style:style style:name="T78" style:family="text">
      <style:text-properties officeooo:rsid="029c276b"/>
    </style:style>
    <style:style style:name="T79" style:family="text">
      <style:text-properties officeooo:rsid="029f1bfd"/>
    </style:style>
    <style:style style:name="T80" style:family="text">
      <style:text-properties officeooo:rsid="029f7426"/>
    </style:style>
    <style:style style:name="T81"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8"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8"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7"><text:span text:style-name="T56">Fase de </text:span><text:span text:style-name="T58">transición</text:span><text:span text:style-name="T56">:</text:span><text:span text:style-name="T59"> ITERACIÓN N.º </text:span><text:span text:style-name="T62">2</text:span></text:p>
      <text:p text:style-name="P54"><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2"><text:span text:style-name="T4">Proyecto </text:span><text:span text:style-name="T6">Colibrí</text:span></text:p>
      <text:p text:style-name="P33"/>
      <text:p text:style-name="P37">Asignatura</text:p>
      <text:p text:style-name="P33">Laboratorio de desarrollo de software</text:p>
      <text:p text:style-name="P33"/>
      <text:p text:style-name="P37">Autor<text:span text:style-name="T79">es</text:span></text:p>
      <text:p text:style-name="P35">Ariel Machini</text:p>
      <text:p text:style-name="P36">Cinthia Lima</text:p>
      <text:p text:style-name="P33"/>
      <text:p text:style-name="P37">Fecha de redacción</text:p>
      <text:p text:style-name="P58"><text:span text:style-name="T70">18</text:span><text:span text:style-name="T68">/</text:span><text:span text:style-name="T69">0</text:span><text:span text:style-name="T68">7</text:span><text:span text:style-name="T69">/2020</text:span></text:p>
      <text:p text:style-name="P59"><draw:custom-shape text:anchor-type="paragraph" draw:z-index="1" draw:name="Shape1" draw:style-name="gr3" draw:text-style-name="P8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0" svg:width="2.5594in" svg:height="7.2835in" svg:x="0.1965in" svg:y="0.2953in"><draw:text-box><text:p text:style-name="P79"><text:span text:style-name="T8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0"><text:span text:style-name="T54">Plan de </text:span><text:span text:style-name="T55">i</text:span><text:span text:style-name="T54">teración</text:span></text:p>
      <text:p text:style-name="P34"/>
      <text:p text:style-name="P41">Resumen</text:p>
      <text:p text:style-name="P70">El presente plan de iteración se divide en tres partes: en la primera parte del mismo se hace una introducción al documento, especificando su alcance y su propósito.</text:p>
      <text:p text:style-name="P7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3"/>
      <text:p text:style-name="P47">Alcance</text:p>
      <text:p text:style-name="P51">En esta <text:span text:style-name="T64">iteración</text:span> se <text:span text:style-name="T65">generarán</text:span> los <text:span text:style-name="T66">siguientes entregables</text:span>:</text:p>
      <text:list xml:id="list584729652" text:style-name="L1">
        <text:list-item>
          <text:p text:style-name="P71"><text:span text:style-name="T14">Manual de instalación (aplicación </text:span><text:span text:style-name="T15">móvil</text:span><text:span text:style-name="T14">)</text:span></text:p>
        </text:list-item>
        <text:list-item>
          <text:p text:style-name="P71"><text:span text:style-name="T14">Manual de usuario (aplicación </text:span><text:span text:style-name="T15">web</text:span><text:span text:style-name="T14">)</text:span></text:p>
        </text:list-item>
      </text:list>
      <text:p text:style-name="P48"/>
      <text:p text:style-name="P39">Propósito</text:p>
      <text:p text:style-name="P73">Mediante este documento se buscan especificar las actividades que se van a desarrollar durante la iteración en curso.</text:p>
      <text:p text:style-name="P73">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8">i</text:span>nicio </text:p>
          </table:table-cell>
          <table:table-cell table:style-name="Tabla1.A1" office:value-type="string">
            <text:p text:style-name="P22">Fecha de <text:span text:style-name="T50">finalización</text:span></text:p>
          </table:table-cell>
          <table:table-cell table:style-name="Tabla1.A1" office:value-type="string">
            <text:p text:style-name="P24">Fecha de <text:span text:style-name="T51">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7"><text:span text:style-name="T71">P</text:span><text:span text:style-name="T73">robar el manual de instalación y configuración </text:span><text:span text:style-name="T74">(</text:span><text:span text:style-name="T73">aplicación web</text:span><text:span text:style-name="T74">)</text:span></text:p>
          </table:table-cell>
          <table:table-cell table:style-name="Tabla1.B3" office:value-type="string">
            <text:p text:style-name="P15">20/07/2020</text:p>
          </table:table-cell>
          <table:table-cell table:style-name="Tabla1.C3" office:value-type="string">
            <text:p text:style-name="P16">20/07/2020</text:p>
          </table:table-cell>
          <table:table-cell table:style-name="Tabla1.D3" office:value-type="string">
            <text:p text:style-name="P5"><text:span text:style-name="T44">25</text:span><text:span text:style-name="T45">/07/20</text:span><text:span text:style-name="T46">20</text:span></text:p>
          </table:table-cell>
          <table:table-cell table:style-name="Tabla1.E3" office:value-type="string">
            <text:p text:style-name="P30">Cinthia Lima</text:p>
          </table:table-cell>
        </table:table-row>
        <table:table-row table:style-name="Tabla1.2">
          <table:table-cell table:style-name="Tabla1.A2" office:value-type="string">
            <text:p text:style-name="P4"><text:span text:style-name="T71">Redactar manual de instalación (aplicación </text:span><text:span text:style-name="T72">móvil</text:span><text:span text:style-name="T71">)</text:span></text:p>
          </table:table-cell>
          <table:table-cell table:style-name="Tabla1.B3" office:value-type="string">
            <text:p text:style-name="P15">20/07/2020</text:p>
          </table:table-cell>
          <table:table-cell table:style-name="Tabla1.C3" office:value-type="string">
            <text:p text:style-name="P17">25<text:span text:style-name="T76">/07/20</text:span><text:span text:style-name="T77">20</text:span></text:p>
          </table:table-cell>
          <table:table-cell table:style-name="Tabla1.D3" office:value-type="string">
            <text:p text:style-name="P5"><text:span text:style-name="T44">25</text:span><text:span text:style-name="T45">/07/20</text:span><text:span text:style-name="T46">20</text:span></text:p>
          </table:table-cell>
          <table:table-cell table:style-name="Tabla1.E3" office:value-type="string">
            <text:p text:style-name="P30">Cinthia Lima</text:p>
          </table:table-cell>
        </table:table-row>
        <table:table-row table:style-name="Tabla1.4">
          <table:table-cell table:style-name="Tabla1.A2" office:value-type="string">
            <text:p text:style-name="P4"><text:span text:style-name="T71">Redactar manual de usuario (aplicación </text:span><text:span text:style-name="T72">web</text:span><text:span text:style-name="T71">)</text:span></text:p>
          </table:table-cell>
          <table:table-cell table:style-name="Tabla1.B5" office:value-type="string">
            <text:p text:style-name="P14">1<text:span text:style-name="T75">8</text:span>/07/2020</text:p>
          </table:table-cell>
          <table:table-cell table:style-name="Tabla1.C5" office:value-type="string">
            <text:p text:style-name="P18">24/07/2020</text:p>
          </table:table-cell>
          <table:table-cell table:style-name="Tabla1.D5" office:value-type="string">
            <text:p text:style-name="P5"><text:span text:style-name="T44">25</text:span><text:span text:style-name="T45">/07/20</text:span><text:span text:style-name="T46">20</text:span></text:p>
          </table:table-cell>
          <table:table-cell table:style-name="Tabla1.E5" office:value-type="string">
            <text:p text:style-name="P30">Ariel Machini</text:p>
          </table:table-cell>
        </table:table-row>
        <table:table-row table:style-name="Tabla1.4">
          <table:table-cell table:style-name="Tabla1.A2" office:value-type="string">
            <text:p text:style-name="P6"><text:span text:style-name="T72">Comenzar </text:span><text:span text:style-name="T74">(y avanzar) </text:span><text:span text:style-name="T72">con la </text:span><text:soft-page-break/><text:span text:style-name="T72">redacción de la memoria del proyecto</text:span></text:p>
          </table:table-cell>
          <table:table-cell table:style-name="Tabla1.B5" office:value-type="string">
            <text:p text:style-name="P14">1<text:span text:style-name="T75">8</text:span>/07/2020</text:p>
          </table:table-cell>
          <table:table-cell table:style-name="Tabla1.C5" office:value-type="string">
            <text:p text:style-name="P19"><text:span text:style-name="T75">25</text:span><text:span text:style-name="T76">/07/20</text:span><text:span text:style-name="T77">20</text:span></text:p>
          </table:table-cell>
          <table:table-cell table:style-name="Tabla1.D5" office:value-type="string">
            <text:p text:style-name="P5"><text:span text:style-name="T44">25</text:span><text:span text:style-name="T45">/07/20</text:span><text:span text:style-name="T46">20</text:span></text:p>
          </table:table-cell>
          <table:table-cell table:style-name="Tabla1.E5" office:value-type="string">
            <text:p text:style-name="P31">Cinthia Lima</text:p>
          </table:table-cell>
        </table:table-row>
        <table:table-row table:style-name="Tabla1.2">
          <table:table-cell table:style-name="Tabla1.A6"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7"><text:span text:style-name="T52">1</text:span><text:span text:style-name="T28"> </text:span><text:span text:style-name="T41">El símbolo ‘</text:span><text:span text:style-name="T30">🗎</text:span><text:span text:style-name="T41">’</text:span><text:span text:style-name="T36"> en la columna “Fecha de inicio”</text:span><text:span text:style-name="T30"> significa</text:span><text:span text:style-name="T31">n</text:span><text:span text:style-name="T30"> que el documento o módulo </text:span><text:span text:style-name="T32">al que se hace referencia en nombre de la tarea</text:span><text:span text:style-name="T30"> no fue creado en esta iteración </text:span><text:span text:style-name="T33">y solo esta siendo modificado o actualizado</text:span><text:span text:style-name="T30">.</text:span></text:p>
            <text:p text:style-name="P28"><text:span text:style-name="T52">2</text:span><text:span text:style-name="T30"> </text:span><text:span text:style-name="T29">El </text:span><text:span text:style-name="T35">símbolo</text:span><text:span text:style-name="T29"> ‘</text:span><text:span text:style-name="T42">⏳</text:span><text:span text:style-name="T29">’ en la columna “Fecha de finalización” significa que la tarea especificad</text:span><text:span text:style-name="T34">a</text:span><text:span text:style-name="T29"> no fue finalizada </text:span><text:span text:style-name="T39">por falta de tiempo</text:span><text:span text:style-name="T29">.</text:span></text:p>
            <text:p text:style-name="P29"><text:span text:style-name="T53">3</text:span><text:span text:style-name="T40"> </text:span><text:span text:style-name="T29">El </text:span><text:span text:style-name="T35">símbolo</text:span><text:span text:style-name="T29"> ‘</text:span><text:span text:style-name="T43">⭲</text:span><text:span text:style-name="T29">’ en la columna “Fecha de </text:span><text:span text:style-name="T34">inicio</text:span><text:span text:style-name="T29">” significa que la tarea especificad</text:span><text:span text:style-name="T34">a</text:span><text:span text:style-name="T29"> </text:span><text:span text:style-name="T37">no puedo se</text:span><text:span text:style-name="T38">r iniciada</text:span><text:span text:style-name="T29">.</text:span></text:p>
          </table:table-cell>
          <table:covered-table-cell/>
          <table:covered-table-cell/>
          <table:covered-table-cell/>
          <table:covered-table-cell/>
        </table:table-row>
      </table:table>
      <text:p text:style-name="P38"/>
      <text:p text:style-name="P40">Re<text:span text:style-name="T7">cursos</text:span></text:p>
      <text:p text:style-name="P64">Humanos:</text:p>
      <text:list xml:id="list4058490558" text:style-name="L2">
        <text:list-item>
          <text:p text:style-name="P68"><text:span text:style-name="T49">Dos</text:span> analistas:</text:p>
          <text:list>
            <text:list-item>
              <text:p text:style-name="P69">Lima, Cinthia.</text:p>
            </text:list-item>
            <text:list-item>
              <text:p text:style-name="P69">Machini, Ariel.</text:p>
            </text:list-item>
          </text:list>
        </text:list-item>
      </text:list>
      <text:p text:style-name="P61"/>
      <text:p text:style-name="P64">Ha<text:span text:style-name="T8">r</text:span>dware:</text:p>
      <text:list xml:id="list1177678838" text:style-name="L3">
        <text:list-item>
          <text:p text:style-name="P75">Notebook Lenovo Legion Y720.</text:p>
        </text:list-item>
        <text:list-item>
          <text:p text:style-name="P75">Notebook Banghó MAX G01.</text:p>
        </text:list-item>
      </text:list>
      <text:p text:style-name="P13"/>
      <text:p text:style-name="P12"><text:span text:style-name="T10">M</text:span><text:span text:style-name="T9">isceláneo:</text:span></text:p>
      <text:list xml:id="list3703037525" text:style-name="L4">
        <text:list-item>
          <text:p text:style-name="P76"><text:span text:style-name="T48">Acceso a </text:span>Internet.</text:p>
        </text:list-item>
        <text:list-item>
          <text:p text:style-name="P77">Repositorio <text:span text:style-name="T48">(</text:span>en GitHub<text:span text:style-name="T48">)</text:span>.</text:p>
        </text:list-item>
      </text:list>
      <text:p text:style-name="P62"/>
      <text:p text:style-name="P45">Objetivos alcanzados</text:p>
      <text:p text:style-name="P55"><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20">cuatro (</text:span><text:span text:style-name="T17">4</text:span><text:span text:style-name="T20">)</text:span><text:span text:style-name="T17"> </text:span><text:span text:style-name="T11">con éxito:</text:span></text:p>
      <text:list xml:id="list2914438308" text:style-name="L5">
        <text:list-item>
          <text:p text:style-name="P74">Probar el manual de instalación y configuración (aplicación web).</text:p>
        </text:list-item>
        <text:list-item>
          <text:p text:style-name="P72">Redactar manual de instalación (aplicación móvil).</text:p>
        </text:list-item>
        <text:list-item>
          <text:p text:style-name="P72">Redactar manual de usuario (aplicación web).</text:p>
        </text:list-item>
        <text:list-item>
          <text:p text:style-name="P72">Comenzar (y avanzar) con la redacción de la memoria del proyecto.</text:p>
        </text:list-item>
      </text:list>
      <text:p text:style-name="P49"/>
      <text:p text:style-name="P44"><text:soft-page-break/>Conclusión</text:p>
      <text:p text:style-name="P56"><text:span text:style-name="T18">Se terminaron todas las tareas </text:span><text:span text:style-name="T20">planteadas</text:span><text:span text:style-name="T18"> en la iteración: </text:span><text:span text:style-name="T20">L</text:span><text:span text:style-name="T18">os manuales pudieron se</text:span><text:span text:style-name="T20">r</text:span><text:span text:style-name="T18"> terminados y están listos para </text:span><text:span text:style-name="T20">ser revisados</text:span><text:span text:style-name="T18">, la </text:span><text:span text:style-name="T20">puesta a </text:span><text:span text:style-name="T18">prueba del manual de instalación </text:span><text:span text:style-name="T20">y configuración </text:span><text:span text:style-name="T18">(</text:span><text:span text:style-name="T20">aplicación </text:span><text:span text:style-name="T18">web) ayudó a mejorar </text:span><text:span text:style-name="T20">las instrucciones </text:span><text:span text:style-name="T18">de </text:span><text:span text:style-name="T19">dicho manual y, por último, se definió una estructura </text:span><text:span text:style-name="T20">base </text:span><text:span text:style-name="T19">para la memoria del proyecto, </text:span><text:span text:style-name="T20">sobre</text:span><text:span text:style-name="T19"> la cual se deberá trabajar extensamente en la siguiente iteración.</text:span></text:p>
      <text:p text:style-name="P50"/>
      <text:p text:style-name="P42">Estado del repositorio</text:p>
      <text:p text:style-name="P67"><text:span text:style-name="T21">Versión </text:span><text:span text:style-name="T27">inicial</text:span><text:span text:style-name="T21"> – </text:span><text:span text:style-name="T27">final</text:span><text:span text:style-name="T21">:</text:span><text:span text:style-name="T22"> </text:span><text:span text:style-name="T23">32</text:span><text:span text:style-name="T24">7</text:span><text:span text:style-name="T22"> – </text:span><text:span text:style-name="T25">34</text:span><text:span text:style-name="T26">5</text:span></text:p>
      <text:p text:style-name="P65"/>
      <text:p text:style-name="P43">Estado del repositorio <text:span text:style-name="T63">(aplicación móvil)</text:span></text:p>
      <text:p text:style-name="P66"><text:span text:style-name="T5">Versión </text:span><text:span text:style-name="T47">inicial</text:span><text:span text:style-name="T5"> – </text:span><text:span text:style-name="T47">final</text:span><text:span text:style-name="T5">:</text:span> <text:span text:style-name="T67">27</text:span> – <text:span text:style-name="T78">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8T16:44:19.376654476</dc:date>
    <meta:editing-duration>P2DT5H30S</meta:editing-duration>
    <meta:editing-cycles>517</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86" meta:word-count="515" meta:character-count="3254" meta:non-whitespace-character-count="2827"/>
  </office:meta>
</office:document-meta>
</file>